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496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1.255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 office:value-type="string" calcext:value-type="string">
            <text:p>Final Insp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nerFinalInspection.png</text:p>
          </table:table-cell>
          <table:table-cell office:value-type="string" calcext:value-type="string">
            <text:p>&lt;div class="infobox_container"&gt; <text:s/>&lt;div class="infobox fullbox longbox"&gt; <text:s text:c="3"/>&lt;div class="longbox_pic"&gt; <text:s text:c="5"/>&lt;img src="images/FIStore/JohnDetailing.jpg" alt="We Use Final Inspection Products at Tigersoft Performance"&gt; <text:s text:c="3"/>&lt;/div&gt; <text:s text:c="3"/>&lt;div class="longbox_text"&gt; <text:s text:c="5"/>&lt;h2&gt;Buy from the experts&lt;/h2&gt; <text:s text:c="5"/>&lt;p&gt;When you buy Final Inspection products through Tigersoft Performance&amp;#44 you are not simply buying from another retailer. We use these products every day detailing the cars of our customers to perfection&amp;#44 we know them inside and out. And so when you buy through us&amp;#44 you also get expert advise from professionals that actually use the products they are selling.&lt;/p&gt; <text:s text:c="3"/>&lt;/div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Pads</text:p>
          </table:table-cell>
          <table:table-cell office:value-type="string" calcext:value-type="string">
            <text:p>Paint Polishing Pa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tCorrection.jpg</text:p>
          </table:table-cell>
          <table:table-cell office:value-type="string" calcext:value-type="string">
            <text:p>&lt;div class="infobox_container"&gt; <text:s/>&lt;div class="infobox fullbox"&gt; <text:s text:c="5"/>&lt;p&gt;Final Inspection has a pad for every occasion!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Accessories</text:p>
          </table:table-cell>
          <table:table-cell office:value-type="string" calcext:value-type="string">
            <text:p>Paint Polishing 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shingAccessories.jpg</text:p>
          </table:table-cell>
          <table:table-cell office:value-type="string" calcext:value-type="string">
            <text:p>&lt;div class="infobox_container"&gt; <text:s/>&lt;div class="infobox fullbox"&gt; <text:s text:c="5"/>&lt;p&gt;All of the other stuff you need when Polishing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es</text:p>
          </table:table-cell>
          <table:table-cell office:value-type="string" calcext:value-type="string">
            <text:p>Paint Polis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tPolishes.jpg</text:p>
          </table:table-cell>
          <table:table-cell office:value-type="string" calcext:value-type="string">
            <text:p>&lt;div class="infobox_container"&gt; <text:s/>&lt;div class="infobox fullbox"&gt; <text:s text:c="5"/>&lt;p&gt;The Final Inspection range of CAP (Clustered Abrasive Polish) Polishes are amongst the very best polishes in the world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Decontamination</text:p>
          </table:table-cell>
          <table:table-cell office:value-type="string" calcext:value-type="string">
            <text:p>Paint Decontamin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tDecontamination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remove surface contaminants from the paint surface of your car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rotection</text:p>
          </table:table-cell>
          <table:table-cell office:value-type="string" calcext:value-type="string">
            <text:p>Paint Pro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tProtection.jpg</text:p>
          </table:table-cell>
          <table:table-cell office:value-type="string" calcext:value-type="string">
            <text:p>&lt;div class="infobox_container"&gt; <text:s/>&lt;div class="infobox fullbox"&gt; <text:s text:c="5"/>&lt;p&gt;Final Inspection make the finest Paint Protection products in the world!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Leather Care</text:p>
          </table:table-cell>
          <table:table-cell office:value-type="string" calcext:value-type="string">
            <text:p>Leather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therCare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keep the Leather in your car clean and soft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Accessories</text:p>
          </table:table-cell>
          <table:table-cell office:value-type="string" calcext:value-type="string">
            <text:p>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ssories.jpg</text:p>
          </table:table-cell>
          <table:table-cell office:value-type="string" calcext:value-type="string">
            <text:p>&lt;div class="infobox_container"&gt; <text:s/>&lt;div class="infobox fullbox"&gt; <text:s text:c="5"/>&lt;p&gt;Miscellaneous detailing accessories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Glass</text:p>
          </table:table-cell>
          <table:table-cell office:value-type="string" calcext:value-type="string">
            <text:p>Gl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ass.jpg</text:p>
          </table:table-cell>
          <table:table-cell office:value-type="string" calcext:value-type="string">
            <text:p>&lt;div class="infobox_container"&gt; <text:s/>&lt;div class="infobox fullbox"&gt; <text:s text:c="5"/>&lt;p&gt;Clean Glass can make all of the difference in the presentation of your car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NanoFibre</text:p>
          </table:table-cell>
          <table:table-cell office:value-type="string" calcext:value-type="string">
            <text:p>NanoF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ofibre.jpg</text:p>
          </table:table-cell>
          <table:table-cell office:value-type="string" calcext:value-type="string">
            <text:p>&lt;div class="infobox_container"&gt; <text:s/>&lt;div class="infobox fullbox"&gt; <text:s text:c="5"/>&lt;p&gt;The finest Nanofibre detailing cloths available on the market today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Interior Cleaning</text:p>
          </table:table-cell>
          <table:table-cell office:value-type="string" calcext:value-type="string">
            <text:p>In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iorCleaning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keep the interior of your car clean and smelling fresh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Exterior Cleaning</text:p>
          </table:table-cell>
          <table:table-cell office:value-type="string" calcext:value-type="string">
            <text:p>Ex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riorCleaning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wash the exterior of your car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Wheel Care</text:p>
          </table:table-cell>
          <table:table-cell office:value-type="string" calcext:value-type="string">
            <text:p>Wheel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Care.jpg</text:p>
          </table:table-cell>
          <table:table-cell office:value-type="string" calcext:value-type="string">
            <text:p>&lt;div class="infobox_container"&gt; <text:s/>&lt;div class="infobox fullbox"&gt; <text:s text:c="5"/>&lt;p&gt;Remove the brake dust from your wheels with little time or effort required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Bundles &amp; Kits</text:p>
          </table:table-cell>
          <table:table-cell office:value-type="string" calcext:value-type="string">
            <text:p>Bundles &amp; K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ts.jpg</text:p>
          </table:table-cell>
          <table:table-cell office:value-type="string" calcext:value-type="string">
            <text:p>&lt;div class="infobox_container"&gt; <text:s/>&lt;div class="infobox fullbox"&gt; <text:s text:c="5"/>&lt;p&gt;These kits are all made up of Final Inspection products&amp;#44 and come with full instructions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Find Stuff For My C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gersoftPerformanceLogoBackground250x80.j</text:p>
          </table:table-cell>
          <table:table-cell office:value-type="string" calcext:value-type="string">
            <text:p>&lt;div class="infobox_container"&gt; <text:s/>&lt;div class="infobox fullbox"&gt; <text:s text:c="5"/>&lt;p&gt;You can find all of the products that we have available for your car by selecting the Make of your car below. Currently&amp;#44 we only have Superchips and BMC Air Filters products in this section of the store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MC Air Fil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logo.pn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Superchi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nerSuperchip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C Forged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C053S-CBMBX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C Racing Coilov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RacingCoilover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luef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fin_header.jpg</text:p>
          </table:table-cell>
          <table:table-cell office:value-type="string" calcext:value-type="string">
            <text:p>&lt;div class="infobox_container"&gt;&lt;div class="infobox halfbox"&gt;&lt;h2&gt;Looking for a Bluefin?&lt;/h2&gt;&lt;p&gt;The best way to find the right Bluefin for your car is to visit the &lt;a href=/FindStuffForMyCar&gt;Find Stuff For My Car&lt;/a&gt; section of our website&lt;/p&gt;&lt;/div&gt;&lt;div class="infobox halfbox"&gt;&lt;h2&gt;What is Bluefin and how does it work?&lt;/h2&gt;&lt;p&gt;Take a look at our &lt;a href=/BluefinInformation&gt;Bluefin Information Page&lt;/a&gt;&lt;/p&gt;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Martini Rac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o.gif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Merchandising</text:p>
          </table:table-cell>
          <table:table-cell office:value-type="string" calcext:value-type="string">
            <text:p>Merchandising</text:p>
          </table:table-cell>
          <table:table-cell office:value-type="string" calcext:value-type="string">
            <text:p>MERCHANDISING</text:p>
          </table:table-cell>
          <table:table-cell office:value-type="string" calcext:value-type="string">
            <text:p>Merchandising.jpe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CDA – Carbon Dynamic Airbox</text:p>
          </table:table-cell>
          <table:table-cell office:value-type="string" calcext:value-type="string">
            <text:p>CDA – Carbon Dynamic Airbox</text:p>
          </table:table-cell>
          <table:table-cell office:value-type="string" calcext:value-type="string">
            <text:p>CDA - CARBON DYNAMIC AIRBOX</text:p>
          </table:table-cell>
          <table:table-cell office:value-type="string" calcext:value-type="string">
            <text:p>cdabox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CDA – Carbon Dynamic Airbox</text:p>
          </table:table-cell>
          <table:table-cell office:value-type="string" calcext:value-type="string">
            <text:p>CDA – Carbon Dynamic Airbox</text:p>
          </table:table-cell>
          <table:table-cell office:value-type="string" calcext:value-type="string">
            <text:p>CDA - CARBON DYNAMIC AIRBOX – CARS</text:p>
          </table:table-cell>
          <table:table-cell office:value-type="string" calcext:value-type="string">
            <text:p>cdabox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OTA – Oval Trumpet Airbox</text:p>
          </table:table-cell>
          <table:table-cell office:value-type="string" calcext:value-type="string">
            <text:p>OTA – Oval Trumpet Airbox</text:p>
          </table:table-cell>
          <table:table-cell office:value-type="string" calcext:value-type="string">
            <text:p>OTA - OVAL TRUMPET AIRBOX</text:p>
          </table:table-cell>
          <table:table-cell office:value-type="string" calcext:value-type="string">
            <text:p>bmc_ota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DIA – Direct Intake Airsystem</text:p>
          </table:table-cell>
          <table:table-cell office:value-type="string" calcext:value-type="string">
            <text:p>DIA – Direct Intake Airsystem</text:p>
          </table:table-cell>
          <table:table-cell office:value-type="string" calcext:value-type="string">
            <text:p>DIA - DIRECT INTAKE AIRSYSTEM</text:p>
          </table:table-cell>
          <table:table-cell office:value-type="string" calcext:value-type="string">
            <text:p>dia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Bikes^CRF – Carbon Racing Filters – Bikes</text:p>
          </table:table-cell>
          <table:table-cell office:value-type="string" calcext:value-type="string">
            <text:p>CRF – Carbon Racing Filters – Bikes</text:p>
          </table:table-cell>
          <table:table-cell office:value-type="string" calcext:value-type="string">
            <text:p>CRF - CARBON RACING FILTERS - BIKES</text:p>
          </table:table-cell>
          <table:table-cell office:value-type="string" calcext:value-type="string">
            <text:p>CRFprotecto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^CRF – Carbon Racing Filters</text:p>
          </table:table-cell>
          <table:table-cell office:value-type="string" calcext:value-type="string">
            <text:p>CRF – Carbon Racing Filters</text:p>
          </table:table-cell>
          <table:table-cell office:value-type="string" calcext:value-type="string">
            <text:p>CRF - CARBON RACING FILTERS - CARS</text:p>
          </table:table-cell>
          <table:table-cell office:value-type="string" calcext:value-type="string">
            <text:p>CRFprotecto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Air Filters^Replacement Air Filters</text:p>
          </table:table-cell>
          <table:table-cell office:value-type="string" calcext:value-type="string">
            <text:p>Replacement Air Filters</text:p>
          </table:table-cell>
          <table:table-cell office:value-type="string" calcext:value-type="string">
            <text:p>CAR FILTERS</text:p>
          </table:table-cell>
          <table:table-cell office:value-type="string" calcext:value-type="string">
            <text:p>filtro_piatto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Bikes^Bike Filters for Direct Induction</text:p>
          </table:table-cell>
          <table:table-cell office:value-type="string" calcext:value-type="string">
            <text:p>Bike Filters for Direct Induction</text:p>
          </table:table-cell>
          <table:table-cell office:value-type="string" calcext:value-type="string">
            <text:p>BIKE FILTER FOR DIRECT INDUCTION</text:p>
          </table:table-cell>
          <table:table-cell office:value-type="string" calcext:value-type="string">
            <text:p>BikeDirectInduction.jpe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Air Filters^Conical Filters^Single Air Filters</text:p>
          </table:table-cell>
          <table:table-cell office:value-type="string" calcext:value-type="string">
            <text:p>Single Air Filters</text:p>
          </table:table-cell>
          <table:table-cell office:value-type="string" calcext:value-type="string">
            <text:p>SINGLE AIR FILTER</text:p>
          </table:table-cell>
          <table:table-cell office:value-type="string" calcext:value-type="string">
            <text:p>SingleAi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Air Filters^Conical Filters^Specific Kits</text:p>
          </table:table-cell>
          <table:table-cell office:value-type="string" calcext:value-type="string">
            <text:p>Specific Kits</text:p>
          </table:table-cell>
          <table:table-cell office:value-type="string" calcext:value-type="string">
            <text:p>SPECIFIC KITS</text:p>
          </table:table-cell>
          <table:table-cell office:value-type="string" calcext:value-type="string">
            <text:p>SpecificKits.jpe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Air Filters^Conical Filters^Twin Air Filters</text:p>
          </table:table-cell>
          <table:table-cell office:value-type="string" calcext:value-type="string">
            <text:p>Twin Air Filters</text:p>
          </table:table-cell>
          <table:table-cell office:value-type="string" calcext:value-type="string">
            <text:p>TWIN AIR FILTER</text:p>
          </table:table-cell>
          <table:table-cell office:value-type="string" calcext:value-type="string">
            <text:p>TwinAi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Bikes^Standard Bike Filters</text:p>
          </table:table-cell>
          <table:table-cell office:value-type="string" calcext:value-type="string">
            <text:p>Standard Bike Filters</text:p>
          </table:table-cell>
          <table:table-cell office:value-type="string" calcext:value-type="string">
            <text:p>STANDARD BIKE FILTERS</text:p>
          </table:table-cell>
          <table:table-cell office:value-type="string" calcext:value-type="string">
            <text:p>bike_filte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BMC Accessories</text:p>
          </table:table-cell>
          <table:table-cell office:value-type="string" calcext:value-type="string">
            <text:p>BMC Accessories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daaccessorie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Washing Kits</text:p>
          </table:table-cell>
          <table:table-cell office:value-type="string" calcext:value-type="string">
            <text:p>Washing Kits</text:p>
          </table:table-cell>
          <table:table-cell office:value-type="string" calcext:value-type="string">
            <text:p>WASHING KITS</text:p>
          </table:table-cell>
          <table:table-cell office:value-type="string" calcext:value-type="string">
            <text:p>WashingKits.jpe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MC Air Fil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 Banner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</text:p>
          </table:table-cell>
          <table:table-cell office:value-type="string" calcext:value-type="string">
            <text:p>C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Bikes</text:p>
          </table:table-cell>
          <table:table-cell office:value-type="string" calcext:value-type="string">
            <text:p>Bi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ke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Cold Air Intakes</text:p>
          </table:table-cell>
          <table:table-cell office:value-type="string" calcext:value-type="string">
            <text:p>Cold Air Inta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CAI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BMC Air Filters^Cars^Replacement Air Filters</text:p>
          </table:table-cell>
          <table:table-cell table:style-name="ce1" office:value-type="string" calcext:value-type="string">
            <text:p>Replacement Air Fil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uppo_filtri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 style:data-style-name="N2" text:time-value="02:25:14.837138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4T02:38:29.503716396</dc:date>
    <meta:generator>LibreOffice/4.2.6.3$Linux_X86_64 LibreOffice_project/420m0$Build-3</meta:generator>
    <meta:editing-duration>PT2H1M37S</meta:editing-duration>
    <meta:editing-cycles>12</meta:editing-cycles>
    <meta:document-statistic meta:table-count="1" meta:cell-count="385" meta:object-count="0"/>
  </office:meta>
</office:document-meta>
</file>